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break-before="auto" fo:break-after="auto"/>
      <style:text-properties fo:font-size="10pt" style:font-size-asian="10pt" style:font-size-complex="10pt"/>
    </style:style>
    <style:style style:name="P3" style:family="paragraph" style:parent-style-name="Standard" style:list-style-name="WWNum1">
      <style:paragraph-properties fo:margin-left="0.5in" fo:margin-right="0in" fo:text-indent="-0.25in" style:auto-text-indent="false" fo:break-before="auto" fo:break-after="auto"/>
    </style:style>
    <style:style style:name="P4" style:family="paragraph" style:parent-style-name="Heading_20_1">
      <style:paragraph-properties fo:break-before="auto" fo:break-after="auto"/>
    </style:style>
    <style:style style:name="P5" style:family="paragraph" style:parent-style-name="Title" style:master-page-name="Standard">
      <style:paragraph-properties style:page-number="1" fo:break-before="auto" fo:break-after="auto"/>
    </style:style>
    <style:style style:name="P6" style:family="paragraph" style:parent-style-name="Heading_20_2">
      <style:paragraph-properties fo:break-before="auto" fo:break-after="auto"/>
    </style:style>
    <style:style style:name="P7" style:family="paragraph">
      <style:paragraph-properties fo:margin-top="0in" fo:margin-bottom="0in" fo:line-height="100%" fo:text-align="center"/>
    </style:style>
    <style:style style:name="P8" style:family="paragraph">
      <loext:graphic-properties draw:fill="solid" draw:fill-color="#cfe2f3"/>
      <style:paragraph-properties fo:margin-top="0in" fo:margin-bottom="0in" fo:line-height="100%" fo:text-align="center"/>
    </style:style>
    <style:style style:name="P9" style:family="paragraph">
      <loext:graphic-properties draw:fill="solid" draw:fill-color="#6fa8dc"/>
      <style:paragraph-properties fo:margin-top="0in" fo:margin-bottom="0in" fo:line-height="100%" fo:text-align="center"/>
    </style:style>
    <style:style style:name="P10" style:family="paragraph">
      <loext:graphic-properties draw:fill="none"/>
      <style:paragraph-properties fo:text-align="start"/>
    </style:style>
    <style:style style:name="P11" style:family="paragraph">
      <loext:graphic-properties draw:fill="solid" draw:fill-color="#cfe2f3"/>
      <style:paragraph-properties fo:text-align="start"/>
    </style:style>
    <style:style style:name="P12" style:family="paragraph">
      <loext:graphic-properties draw:fill="none"/>
      <style:paragraph-properties fo:margin-top="0in" fo:margin-bottom="0in" fo:line-height="100%" fo:text-align="center"/>
    </style:style>
    <style:style style:name="P13" style:family="paragraph">
      <style:paragraph-properties fo:margin-top="0in" fo:margin-bottom="0in" fo:line-height="100%" fo:text-align="start"/>
    </style:style>
    <style:style style:name="P14" style:family="paragraph">
      <loext:graphic-properties draw:fill="none"/>
      <style:paragraph-properties fo:margin-top="0in" fo:margin-bottom="0in" fo:line-height="100%" fo:text-align="start"/>
    </style:style>
    <style:style style:name="T1" style:family="text">
      <style:text-properties fo:color="#1155cc" style:text-underline-style="solid" style:text-underline-width="auto" style:text-underline-color="font-color"/>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ize="10pt" style:font-size-asian="10pt" style:font-size-complex="10pt"/>
    </style:style>
    <style:style style:name="T5" style:family="text">
      <style:text-properties fo:font-style="italic" style:font-style-asian="italic"/>
    </style:style>
    <style:style style:name="T6"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solid" draw:fill-color="#cfe2f3" draw:textarea-vertical-align="top" draw:auto-grow-height="false" draw:fit-to-size="false" style:shrink-to-fit="false" fo:min-height="3.6898in" fo:min-width="5.6472in" fo:padding-top="0.1in" fo:padding-bottom="0.1in" fo:padding-left="0.1in" fo:padding-right="0.1in" fo:wrap-option="wrap" style:run-through="foreground"/>
    </style:style>
    <style:style style:name="gr3" style:family="graphic">
      <style:graphic-properties draw:stroke="solid" svg:stroke-width="0.0102in" svg:stroke-color="#000000" draw:stroke-linejoin="round" draw:fill="solid" draw:fill-color="#6fa8dc" draw:textarea-vertical-align="top" draw:auto-grow-height="false" draw:fit-to-size="false" style:shrink-to-fit="false" fo:min-height="0.311in" fo:min-width="1.1083in" fo:padding-top="0.1in" fo:padding-bottom="0.1in" fo:padding-left="0.1in" fo:padding-right="0.1in" fo:wrap-option="wrap" style:run-through="foreground"/>
    </style:style>
    <style:style style:name="gr4" style:family="graphic">
      <style:graphic-properties draw:stroke="solid" svg:stroke-width="0.0102in" svg:stroke-color="#000000" draw:stroke-linejoin="round" draw:fill="solid" draw:fill-color="#cfe2f3" draw:textarea-vertical-align="top" draw:auto-grow-height="false" draw:fit-to-size="false" style:shrink-to-fit="false" fo:min-height="1.8291in" fo:min-width="2.7902in" fo:padding-top="0.1in" fo:padding-bottom="0.1in" fo:padding-left="0.1in" fo:padding-right="0.1in" fo:wrap-option="wrap" style:run-through="foreground"/>
    </style:style>
    <style:style style:name="gr5" style:family="graphic">
      <style:graphic-properties draw:stroke="solid" svg:stroke-width="0.0102in" svg:stroke-color="#000000" draw:stroke-linejoin="round" draw:fill="solid" draw:fill-color="#6fa8dc" draw:textarea-vertical-align="top" draw:auto-grow-height="false" draw:fit-to-size="false" style:shrink-to-fit="false" fo:min-height="0.3118in" fo:min-width="1.1075in" fo:padding-top="0.1in" fo:padding-bottom="0.1in" fo:padding-left="0.1in" fo:padding-right="0.1in" fo:wrap-option="wrap" style:run-through="foreground"/>
    </style:style>
    <style:style style:name="gr6"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9398in" fo:min-width="0.9319in" fo:padding-top="0.1in" fo:padding-bottom="0.1in" fo:padding-left="0.1in" fo:padding-right="0.1in" fo:wrap-option="wrap" style:run-through="foreground"/>
    </style:style>
    <style:style style:name="gr7"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5319in" fo:min-width="0.2799in" fo:padding-top="0.1in" fo:padding-bottom="0.1in" fo:padding-left="0.1in" fo:padding-right="0.1in" fo:wrap-option="wrap" style:run-through="foreground"/>
    </style:style>
    <style:style style:name="gr8" style:family="graphic">
      <style:graphic-properties draw:stroke="solid" svg:stroke-width="0.0102in" svg:stroke-color="#000000" draw:stroke-linejoin="round" draw:fill="solid" draw:fill-color="#6fa8dc" draw:textarea-vertical-align="top" draw:auto-grow-height="false" draw:fit-to-size="false" style:shrink-to-fit="false" fo:min-height="0.3118in" fo:min-width="1.1083in" fo:padding-top="0.1in" fo:padding-bottom="0.1in" fo:padding-left="0.1in" fo:padding-right="0.1in" fo:wrap-option="wrap" style:run-through="foreground"/>
    </style:style>
    <style:style style:name="gr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6209in" fo:min-width="0.2791in" fo:padding-top="0.1in" fo:padding-bottom="0.1in" fo:padding-left="0.1in" fo:padding-right="0.1in" fo:wrap-option="wrap" style:run-through="foreground"/>
    </style:style>
    <style:style style:name="gr10" style:family="graphic">
      <style:graphic-properties draw:stroke="solid" svg:stroke-width="0.0102in" svg:stroke-color="#000000" draw:stroke-linejoin="round" draw:fill="solid" draw:fill-color="#cfe2f3" draw:textarea-vertical-align="top" draw:auto-grow-height="false" draw:fit-to-size="false" style:shrink-to-fit="false" fo:min-height="1.8291in" fo:min-width="1.9189in" fo:padding-top="0.1in" fo:padding-bottom="0.1in" fo:padding-left="0.1in" fo:padding-right="0.1in" fo:wrap-option="wrap" style:run-through="foreground"/>
    </style:style>
    <style:style style:name="gr11"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1.5516in" fo:min-width="0.9311in" fo:padding-top="0.1in" fo:padding-bottom="0.1in" fo:padding-left="0.1in" fo:padding-right="0.1in" fo:wrap-option="wrap" style:run-through="foreground"/>
    </style:style>
    <style:style style:name="gr12" style:family="graphic">
      <style:graphic-properties style:run-through="foreground"/>
    </style:style>
    <style:style style:name="gr13" style:family="graphic">
      <style:graphic-properties draw:stroke="solid" svg:stroke-width="0.0102in" svg:stroke-color="#000000" draw:stroke-linejoin="round" draw:fill="solid" draw:fill-color="#cfe2f3" draw:textarea-vertical-align="middle" draw:auto-grow-height="false" draw:fit-to-size="false" style:shrink-to-fit="false" fo:min-height="0in" fo:min-width="0.1429in" fo:padding-top="0.1in" fo:padding-bottom="0.1in" fo:padding-left="0.1in" fo:padding-right="0.1in" fo:wrap-option="wrap" style:run-through="foreground"/>
    </style:style>
    <style:style style:name="gr14" style:family="graphic">
      <style:graphic-properties draw:stroke="none" svg:stroke-width="0in" draw:fill="none" draw:textarea-vertical-align="top" draw:auto-grow-height="true" draw:fit-to-size="false" style:shrink-to-fit="false" fo:min-height="0in" fo:min-width="0in" fo:padding-top="0.1in" fo:padding-bottom="0.1in" fo:padding-left="0.1in" fo:padding-right="0.1in" fo:wrap-option="wrap" style:run-through="foreground"/>
    </style:style>
    <style:style style:name="gr15" style:family="graphic">
      <style:graphic-properties draw:stroke="dash" draw:stroke-dash="Dashed_20__28_var_29__20_4" svg:stroke-width="0.0209in" svg:stroke-color="#000000" draw:marker-end="msArrowEnd_20_5" draw:marker-end-width="0.0827in" draw:marker-end-center="false" draw:stroke-linejoin="round" draw:fill="none" draw:textarea-vertical-align="middle" draw:auto-grow-height="false" draw:fit-to-size="false" style:shrink-to-fit="false" fo:min-height="0.711in" fo:min-width="0.5311in" fo:padding-top="0.1in" fo:padding-bottom="0.1in" fo:padding-left="0.1in" fo:padding-right="0.1in" fo:wrap-option="wrap" style:run-through="foreground"/>
    </style:style>
    <style:style style:name="gr16" style:family="graphic">
      <style:graphic-properties draw:stroke="dash" draw:stroke-dash="Dashed_20__28_var_29__20_4" svg:stroke-width="0.0209in" svg:stroke-color="#000000" draw:marker-end="msArrowEnd_20_5" draw:marker-end-width="0.0827in" draw:marker-end-center="false" draw:stroke-linejoin="round" draw:fill="none" draw:textarea-vertical-align="middle" draw:auto-grow-height="false" draw:fit-to-size="false" style:shrink-to-fit="false" fo:min-height="0.7307in" fo:min-width="0.5736in" fo:padding-top="0.1in" fo:padding-bottom="0.1in" fo:padding-left="0.1in" fo:padding-right="0.1in" fo:wrap-option="wrap" style:run-through="foreground"/>
    </style:style>
    <style:style style:name="gr17" style:family="graphic">
      <style:graphic-properties draw:stroke="dash" draw:stroke-dash="Dashed_20__28_var_29__20_4" svg:stroke-width="0.0209in" svg:stroke-color="#000000" draw:marker-end="msArrowEnd_20_5" draw:marker-end-width="0.0827in" draw:marker-end-center="false" draw:stroke-linejoin="round" draw:fill="none" draw:textarea-vertical-align="middle" draw:auto-grow-height="false" draw:fit-to-size="false" style:shrink-to-fit="false" fo:min-height="1.6016in" fo:min-width="0in" fo:padding-top="0.1in" fo:padding-bottom="0.1in" fo:padding-left="0.1in" fo:padding-right="0.1in" fo:wrap-option="wrap" style:run-through="foreground"/>
    </style:style>
    <style:style style:name="gr18" style:family="graphic">
      <style:graphic-properties draw:stroke="solid" svg:stroke-width="0.0102in" svg:stroke-color="#000000" draw:stroke-linejoin="round" draw:fill="solid" draw:fill-color="#cfe2f3" draw:textarea-vertical-align="top" draw:auto-grow-height="false" draw:fit-to-size="false" style:shrink-to-fit="false" fo:min-height="0.3701in" fo:min-width="1.2228in" fo:padding-top="0.1in" fo:padding-bottom="0.1in" fo:padding-left="0.1in" fo:padding-right="0.1in" fo:wrap-option="wrap" style:run-through="foreground"/>
    </style:style>
    <style:style style:name="gr19" style:family="graphic">
      <style:graphic-properties draw:stroke="solid" svg:stroke-width="0.0102in" svg:stroke-color="#000000" draw:stroke-linejoin="round" draw:fill="solid" draw:fill-color="#cfe2f3" draw:textarea-vertical-align="top" draw:auto-grow-height="false" draw:fit-to-size="false" style:shrink-to-fit="false" fo:min-height="0.3701in" fo:min-width="1.2236in" fo:padding-top="0.1in" fo:padding-bottom="0.1in" fo:padding-left="0.1in" fo:padding-right="0.1in" fo:wrap-option="wrap" style:run-through="foreground"/>
    </style:style>
    <style:style style:name="gr20" style:family="graphic">
      <style:graphic-properties draw:stroke="solid" svg:stroke-width="0.0102in" svg:stroke-color="#000000" draw:stroke-linejoin="round" draw:fill="none" draw:textarea-vertical-align="middle" draw:auto-grow-height="false" draw:fit-to-size="false" style:shrink-to-fit="false" fo:min-height="0.4098in" fo:min-width="1.2228in" fo:padding-top="0.1in" fo:padding-bottom="0.1in" fo:padding-left="0.1in" fo:padding-right="0.1in" fo:wrap-option="wrap" style:run-through="foreground"/>
    </style:style>
    <style:style style:name="gr21" style:family="graphic">
      <style:graphic-properties draw:stroke="solid" svg:stroke-width="0.0102in" svg:stroke-color="#000000" draw:stroke-linejoin="round" draw:fill="none" draw:textarea-vertical-align="middle" draw:auto-grow-height="false" draw:fit-to-size="false" style:shrink-to-fit="false" fo:min-height="0.4098in" fo:min-width="1.0154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wmox1jiuwrs2"/>Klasser, arv og Kafka Topics</text:p>
      <text:p text:style-name="P1"/>
      <text:p text:style-name="P4"><text:bookmark text:name="_xvhorx5nc0r5"/>Indledning</text:p>
      <text:p text:style-name="P1">I dokumentet <text:a xlink:type="simple" xlink:href="https://docs.google.com/document/u/0/d/1TL1vu1N1nvh-TC5SLMFZqlbW5PS7aOLRSaClOAlaqgc/edit" text:style-name="ListLabel_20_10" text:visited-style-name="ListLabel_20_10"><text:span text:style-name="T1">Principper og mønstrer for brug af Kafka</text:span></text:a> er det beskrevet, hvordan events hørende til samme ressourcetype relateres til netop et Kafka Topic.</text:p>
      <text:p text:style-name="P1">Sammenhængen mellem klasser i et klassehierarki og en ressourcetype er ikke triviel. </text:p>
      <text:p text:style-name="P1">Dette dokuments hensigt er, at belyse hvilke overvejelser, man kan gøre sig, når sammenhængen mellem ressource-typer og klasser i et klassehierarki skal besluttes.</text:p>
      <text:p text:style-name="P1">Overvejelserne er opremset som en rækker dogmer.</text:p>
      <text:p text:style-name="P1"/>
      <text:p text:style-name="P4"><text:bookmark text:name="_3gu843kxq7m6"/>Dogmer</text:p>
      <text:p text:style-name="P1">Udgangspunktet dogmerne er, at det skal være nemt, at agere som konsument. </text:p>
      <text:p text:style-name="P1">Konsumenterne antages at være specialiserede micro-services, der er samlet omkringi et snævert problemdomæne - eller en “bounded context (DDD)”.</text:p>
      <text:p text:style-name="P1"/>
      <text:p text:style-name="P1">Hermed kan følgende dogmer indgå i overvejelserne, når ressource-typer - og dermed Kafka Topics - skal identificeres:</text:p>
      <text:list xml:id="list512183734" text:style-name="WWNum1">
        <text:list-item>
          <text:p text:style-name="P3"><text:span text:style-name="T2">Abstrakte klasser skal ikke skrives selvstændigt til Kakfa</text:span><text:line-break/>“Abstrakt” skal ikke blot forstås i teknisk, men også i forretningsmæssig forstand. De ressourcer, der skrives til Kafka skal beskrive virkelige objekter fra det forretningsmæssige begrebsunivers.</text:p>
        </text:list-item>
        <text:list-item>
          <text:p text:style-name="P3"><text:span text:style-name="T2">Klasser med samme superklasse skrives til samme Kafka-topic, hvis de er forretningsmæssigt tæt koblet.</text:span><text:line-break/>Hvis to klasser, hører til den samme superklasse og de klasser ligger inden for det samme forretningsmæssige problemområde, indikerer det, at klasserne skal skrives til samme topic.</text:p>
        </text:list-item>
        <text:list-item>
          <text:p text:style-name="P3"><text:span text:style-name="T2">Klasser med samme superklasse skrives til forskellige Kafka-topics, hvis de klasserne forretningsmæssigt ikke har meget med hinanden at gøre.</text:span> <text:line-break/>Selv om to klasser har arver fra samme supertype, kan de godt tilhøre forretningsmæssige forskellige problemområder. Såfremt det er tilfældet, så overvej at skrive klasserne til forskellige topics.</text:p>
        </text:list-item>
      </text:list>
      <text:p text:style-name="P1"/>
      <text:p text:style-name="P1">Disse dogmer kan illustreres således:</text:p>
      <text:p text:style-name="P1"><draw:g text:anchor-type="as-char" draw:z-index="0" draw:style-name="gr1"><draw:custom-shape draw:name="Shape 2" draw:style-name="gr2" draw:text-style-name="P8" svg:width="6.2685in" svg:height="4.3106in" svg:x="0in" svg:y="0in"><text:p text:style-name="P7"><text:span text:style-name="T6">Klientsystem</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3" draw:style-name="gr3" draw:text-style-name="P9" svg:width="1.3079in" svg:height="0.5106in" svg:x="2.4799in" svg:y="0.5874in"><text:p text:style-name="P7"><text:span text:style-name="T6">Class &lt;&lt;Person&gt;&g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4" draw:text-style-name="P8" svg:width="3.2098in" svg:height="2.2488in" svg:x="0.389in" svg:y="1.828in"><text:p text:style-name="P7"><text:span text:style-name="T6">Subdomæne “Varetægt”</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5" draw:style-name="gr5" draw:text-style-name="P9" svg:width="1.3071in" svg:height="0.5114in" svg:x="1.3402in" svg:y="2.2307in"><text:p text:style-name="P7"><text:span text:style-name="T6">Class &lt;&lt;Klient&gt;&g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5" draw:text-style-name="P9" svg:width="1.3071in" svg:height="0.5114in" svg:x="0.6083in" svg:y="3.222in"><text:p text:style-name="P7"><text:span text:style-name="T6">Class &lt;&lt;Afsoner&gt;&g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 draw:text-style-name="P10" svg:width="1.1315in" svg:height="1.1394in" draw:transform="rotate (1.5707963267949) translate (1.99375in 2.23055555555556in)"><text:p/><draw:enhanced-geometry draw:mirror-horizontal="false" draw:mirror-vertical="false" draw:text-areas="0 0 ?f5 ?f6" svg:viewBox="0 0 0 0" draw:type="ooxml-curvedConnector3" draw:modifiers="50003"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style-name="gr7" draw:text-style-name="P10" svg:width="0.4795in" svg:height="0.7315in" draw:transform="rotate (1.5707963267949) translate (1.26180555555556in 3.22222222222222in)"><text:p/><draw:enhanced-geometry draw:mirror-horizontal="false" draw:mirror-vertical="false" draw:text-areas="0 0 ?f5 ?f6" svg:viewBox="0 0 0 0" draw:type="ooxml-curvedConnector3" draw:modifiers="50004"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Shape 9" draw:style-name="gr8" draw:text-style-name="P9" svg:width="1.3079in" svg:height="0.5114in" svg:x="2.1618in" svg:y="3.222in"><text:p text:style-name="P7"><text:span text:style-name="T6">Class &lt;&lt;Arrestant&gt;&g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 draw:text-style-name="P10" svg:width="0.4795in" svg:height="0.8213in" draw:transform="rotate (1.5707963267949) translate (1.99375in 3.22222222222222in)"><text:p/><draw:enhanced-geometry draw:mirror-horizontal="true" draw:mirror-vertical="false" draw:text-areas="0 0 ?f5 ?f6" svg:viewBox="0 0 0 0" draw:type="ooxml-curvedConnector3" draw:modifiers="50004"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Shape 11" draw:style-name="gr10" draw:text-style-name="P8" svg:width="2.3386in" svg:height="2.2488in" svg:x="3.7161in" svg:y="1.828in"><text:p text:style-name="P7"><text:span text:style-name="T6">Subdomæne “Besøg”</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2" draw:style-name="gr5" draw:text-style-name="P9" svg:width="1.3071in" svg:height="0.5114in" svg:x="4.2319in" svg:y="2.2307in"><text:p text:style-name="P7"><text:span text:style-name="T6">Class &lt;&lt;Besøgende&gt;&g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 draw:text-style-name="P10" svg:width="1.1315in" svg:height="1.7516in" draw:transform="rotate (1.5707963267949) translate (3.13333333333333in 2.23055555555556in)"><text:p/><draw:enhanced-geometry draw:mirror-horizontal="true" draw:mirror-vertical="false" draw:text-areas="0 0 ?f5 ?f6" svg:viewBox="0 0 0 0" draw:type="ooxml-curvedConnector3" draw:modifiers="50003"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g draw:style-name="gr12"><draw:g draw:style-name="gr12"><draw:custom-shape draw:name="Shape 16" draw:style-name="gr13" draw:text-style-name="P11" svg:width="0.3425in" svg:height="0.1795in" svg:x="1.3098in" svg:y="4.8075in"><text:p text:style-name="P1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 draw:style-name="gr13" draw:text-style-name="P11" svg:width="0.3425in" svg:height="0.1795in" svg:x="1.6528in" svg:y="4.8075in"><text:p text:style-name="P1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 draw:style-name="gr13" draw:text-style-name="P11" svg:width="0.3425in" svg:height="0.1795in" svg:x="2.3354in" svg:y="4.8075in"><text:p text:style-name="P1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 draw:style-name="gr13" draw:text-style-name="P11" svg:width="0.3425in" svg:height="0.1795in" svg:x="1.9957in" svg:y="4.8075in"><text:p text:style-name="P1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Shape 20" draw:style-name="gr14" draw:text-style-name="P12" svg:width="1.8094in" svg:height="0.5189in" svg:x="1.161in" svg:y="4.5445in"><text:p text:style-name="P7"><text:span text:style-name="T7">event.klientsystem.varetægt.klient.v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style-name="gr15" draw:text-style-name="P10" svg:width="0.7315in" svg:height="0.9114in" svg:x="1.2618in" svg:y="3.7339in"><text:p/><draw:enhanced-geometry draw:mirror-horizontal="false" draw:mirror-vertical="false" svg:viewBox="0 0 21600 21600" draw:type="mso-spt32" draw:enhanced-path="M 0 0 L 21600 21600 N"/></draw:custom-shape><draw:custom-shape draw:style-name="gr16" draw:text-style-name="P10" svg:width="0.774in" svg:height="0.9307in" svg:x="2.0417in" svg:y="3.7339in"><text:p/><draw:enhanced-geometry draw:mirror-horizontal="true" draw:mirror-vertical="false" svg:viewBox="0 0 21600 21600" draw:type="mso-spt32" draw:enhanced-path="M 0 0 L 21600 21600 N"/></draw:custom-shape><draw:g draw:style-name="gr12"><draw:g draw:style-name="gr12"><draw:custom-shape draw:name="Shape 25" draw:style-name="gr13" draw:text-style-name="P11" svg:width="0.3425in" svg:height="0.1795in" svg:x="4.2189in" svg:y="4.8075in"><text:p text:style-name="P1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 draw:style-name="gr13" draw:text-style-name="P11" svg:width="0.3425in" svg:height="0.1795in" svg:x="4.5618in" svg:y="4.8075in"><text:p text:style-name="P1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 draw:style-name="gr13" draw:text-style-name="P11" svg:width="0.3425in" svg:height="0.1795in" svg:x="5.2445in" svg:y="4.8075in"><text:p text:style-name="P1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 draw:style-name="gr13" draw:text-style-name="P11" svg:width="0.3425in" svg:height="0.1795in" svg:x="4.9047in" svg:y="4.8075in"><text:p text:style-name="P1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Shape 29" draw:style-name="gr14" draw:text-style-name="P14" svg:width="2.0213in" svg:height="0.5189in" svg:x="3.8366in" svg:y="4.5445in"><text:p text:style-name="P13"><text:span text:style-name="T7">event.klientsystem.besøg.besøgende.v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style-name="gr17" draw:text-style-name="P10" svg:width="0.0378in" svg:height="1.8016in" svg:x="4.8472in" svg:y="2.7425in"><text:p/><draw:enhanced-geometry draw:mirror-horizontal="true" draw:mirror-vertical="false" svg:viewBox="0 0 21600 21600" draw:type="mso-spt32" draw:enhanced-path="M 0 0 L 21600 21600 N"/></draw:custom-shape></draw:g></text:p>
      <text:p text:style-name="P1"><text:span text:style-name="T4">Subdomænerne anvendt her, er udtænkt for eksemplets skyld - de reflektere ikke nødvendigvis den domænemodel, der er gældende for Klientsystemet.</text:span></text:p>
      <text:p text:style-name="P2"/>
      <text:p text:style-name="P2"/>
      <text:p text:style-name="P2"/>
      <text:p text:style-name="P6"><text:bookmark text:name="_8rdbhimqd87k"/>Klassehierarki, databaseimplementering og events</text:p>
      <text:p text:style-name="P1">Ovenstående klassehierarki <text:span text:style-name="T5">kan</text:span> være implementeret i databasen efter et mønster, der se således ud:</text:p>
      <text:p text:style-name="P1"><text:soft-page-break/></text:p>
      <text:p text:style-name="P1"><draw:g text:anchor-type="as-char" draw:z-index="1" draw:style-name="gr1"><draw:custom-shape draw:name="Shape 31" draw:style-name="gr18" draw:text-style-name="P8" svg:width="1.4224in" svg:height="0.5697in" svg:x="0in" svg:y="0in"><text:p text:style-name="P7"><text:span text:style-name="T6">Pers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 draw:style-name="gr18" draw:text-style-name="P8" svg:width="1.4224in" svg:height="0.5697in" svg:x="2.6402in" svg:y="0in"><text:p text:style-name="P7"><text:span text:style-name="T6">Rol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3" draw:style-name="gr19" draw:text-style-name="P8" svg:width="1.4232in" svg:height="0.5697in" svg:x="1.4228in" svg:y="1.1807in"><text:p text:style-name="P7"><text:span text:style-name="T6">Person/Rol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0" draw:text-style-name="P10" svg:width="1.4232in" svg:height="0.6098in" svg:x="0.7118in" svg:y="0.5701in"><text:p/><draw:enhanced-geometry draw:mirror-horizontal="false" draw:mirror-vertical="false" svg:viewBox="0 0 21600 21600" draw:type="mso-spt32" draw:enhanced-path="M 0 0 L 21600 21600 N"/></draw:custom-shape><draw:custom-shape draw:style-name="gr21" draw:text-style-name="P10" svg:width="1.2157in" svg:height="0.6098in" svg:x="2.1354in" svg:y="0.5701in"><text:p/><draw:enhanced-geometry draw:mirror-horizontal="true" draw:mirror-vertical="false" svg:viewBox="0 0 21600 21600" draw:type="mso-spt32" draw:enhanced-path="M 0 0 L 21600 21600 N"/></draw:custom-shape></draw:g><text:s text:c="2"/></text:p>
      <text:p text:style-name="P1">Hvor den/de “Rolle” en “Person” tildeles er bestemmende for, hvilke klasse, der anvendes i klassehierakiet for en given person.</text:p>
      <text:p text:style-name="P1"/>
      <text:p text:style-name="P1">I de tilfælde, hvor en person har flere roller, er det vigtigt at holde sig for øje, at det udløser en ny forretningshændelse for hver rolle, er “person” er tildelt, når en persons data ændres. Hermed skal der også skrives et event til Kafka Topic for hver rolle en person har, når personens data ænd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draw:marker draw:name="msArrowEnd_20_5" draw:display-name="msArrowEnd 5" svg:viewBox="0 0 300 300" svg:d="M150 0l150 300h-300z"/>
    <draw:stroke-dash draw:name="Dashed_20__28_var_29__20_4" draw:display-name="Dashed (var) 4" draw:style="rect" draw:dots2="1" draw:dots2-length="0.0835in" draw:distance="0.0626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da"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da"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1" meta:word-count="363" meta:character-count="2475" meta:non-whitespace-character-count="2129"/>
    <meta:generator>LibreOfficeDev/6.0.5.2$Linux_X86_64 LibreOffice_project/</meta:generator>
  </office:meta>
</office:document-meta>
</file>